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officeooo:paragraph-rsid="001d6541"/>
    </style:style>
    <style:style style:name="P3" style:family="paragraph" style:parent-style-name="Standard">
      <style:text-properties officeooo:rsid="000f1610" officeooo:paragraph-rsid="001f0e9f"/>
    </style:style>
    <style:style style:name="P4" style:family="paragraph" style:parent-style-name="Standard">
      <style:text-properties officeooo:rsid="001f0e9f" officeooo:paragraph-rsid="001f0e9f"/>
    </style:style>
    <style:style style:name="P5" style:family="paragraph" style:parent-style-name="Standard">
      <style:text-properties fo:font-weight="normal" officeooo:rsid="0022180b" officeooo:paragraph-rsid="0022180b" style:font-weight-asian="normal" style:font-weight-complex="normal"/>
    </style:style>
    <style:style style:name="P6" style:family="paragraph" style:parent-style-name="Standard">
      <style:text-properties fo:font-weight="normal" officeooo:rsid="0023b29d" officeooo:paragraph-rsid="0023b29d" style:font-weight-asian="normal" style:font-weight-complex="normal"/>
    </style:style>
    <style:style style:name="P7" style:family="paragraph" style:parent-style-name="Standard">
      <style:text-properties fo:font-weight="normal" officeooo:rsid="0024c2d8" officeooo:paragraph-rsid="0026c071" style:font-weight-asian="normal" style:font-weight-complex="normal"/>
    </style:style>
    <style:style style:name="P8" style:family="paragraph" style:parent-style-name="Standard">
      <style:text-properties style:font-name="Liberation Mono" fo:font-size="11pt" fo:font-weight="normal" officeooo:rsid="0023b29d" officeooo:paragraph-rsid="0023b29d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rsid="000f1610" officeooo:paragraph-rsid="001f0e9f"/>
    </style:style>
    <style:style style:name="P10" style:family="paragraph" style:parent-style-name="Standard">
      <style:text-properties officeooo:rsid="000f1610" officeooo:paragraph-rsid="00297691"/>
    </style:style>
    <style:style style:name="P11" style:family="paragraph" style:parent-style-name="Standard">
      <style:text-properties officeooo:rsid="002893c7" officeooo:paragraph-rsid="002893c7"/>
    </style:style>
    <style:style style:name="P12" style:family="paragraph" style:parent-style-name="Standard">
      <style:text-properties style:font-name="Liberation Mono" fo:font-size="11pt" officeooo:rsid="002893c7" officeooo:paragraph-rsid="002893c7" style:font-size-asian="11pt" style:font-size-complex="11pt"/>
    </style:style>
    <style:style style:name="P13" style:family="paragraph" style:parent-style-name="Standard">
      <style:text-properties officeooo:rsid="001e2b7a" officeooo:paragraph-rsid="00297691"/>
    </style:style>
    <style:style style:name="P14" style:family="paragraph" style:parent-style-name="Standard">
      <style:text-properties officeooo:rsid="001f0e9f" officeooo:paragraph-rsid="00297691"/>
    </style:style>
    <style:style style:name="P15" style:family="paragraph" style:parent-style-name="Standard">
      <style:text-properties officeooo:paragraph-rsid="001d6541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weight="normal" officeooo:rsid="001d6541" style:font-weight-asian="normal" style:font-weight-complex="normal"/>
    </style:style>
    <style:style style:name="T6" style:family="text">
      <style:text-properties officeooo:rsid="000d04e9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officeooo:rsid="001923d9"/>
    </style:style>
    <style:style style:name="T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11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iberation Mono" fo:font-size="11pt" fo:font-weight="bold" officeooo:rsid="0026c071" style:font-size-asian="11pt" style:font-weight-asian="bold" style:font-size-complex="11pt" style:font-weight-complex="bold"/>
    </style:style>
    <style:style style:name="T13" style:family="text">
      <style:text-properties officeooo:rsid="001873f1"/>
    </style:style>
    <style:style style:name="T14" style:family="text">
      <style:text-properties officeooo:rsid="001d6541"/>
    </style:style>
    <style:style style:name="T15" style:family="text">
      <style:text-properties officeooo:rsid="001e2b7a"/>
    </style:style>
    <style:style style:name="T16" style:family="text">
      <style:text-properties officeooo:rsid="001f0e9f"/>
    </style:style>
    <style:style style:name="T17" style:family="text">
      <style:text-properties officeooo:rsid="0023b29d"/>
    </style:style>
    <style:style style:name="T18" style:family="text">
      <style:text-properties officeooo:rsid="0024c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6">pružaju</text:span> informacije vezane isključivo za razumevanje teksta zadatka<text:line-break/><text:tab/><text:span text:style-name="T6">i pomoć oko korišćnja programskih alata</text:span>.</text:p>
      <text:p text:style-name="P2">9.<text:tab/><text:span text:style-name="T13">Nazivi promenljivih koje se inicijalno nalaze u zad.S fajlu se </text:span><text:span text:style-name="T2">ne smeju menjati</text:span><text:span text:style-name="T13">.<text:tab/>Njihove <text:tab/>vrednosti se mogu (i trebaju) menjati, da se ispitaju razni ulazi za program.</text:span></text:p>
      <text:p text:style-name="P2"><text:span text:style-name="T13"><text:tab/>Sadržaji stringova koji su zadati u zad.S fajlu se takođe </text:span><text:span text:style-name="T2">ne smeju menjati</text:span><text:span text:style-name="T13">.<text:tab/></text:span></text:p>
      <text:p text:style-name="P2"><text:span text:style-name="T13"><text:tab/>Ukoliko je potrebno, mogu se dodavati nove promenljive.</text:span></text:p>
      <text:p text:style-name="P1"><text:span text:style-name="T4">1</text:span><text:span text:style-name="T5">0</text:span><text:span text:style-name="T4">.</text:span><text:tab/>Test se snima.</text:p>
      <text:p text:style-name="Standard">1<text:span text:style-name="T14">1</text:span>.<text:tab/>Test traje 2 sata i 45 minuta.</text:p>
      <text:p text:style-name="Standard"/>
      <text:p text:style-name="Standard"><text:span text:style-name="T3">Zadatak</text:span>:</text:p>
      <text:p text:style-name="P5">Napisati asemblerski program koji predstavlja kalkulator logičkih operacija za 8‑bitne brojve. Korisnik program unosi jedan string maksimalne dužine 100 karaktera koji sadrži <text:span text:style-name="T17">logički izraz oblika:</text:span></text:p>
      <text:p text:style-name="P8"><text:tab/>operand1 operacija1 operand2 operacija2 operand3 ...</text:p>
      <text:p text:style-name="P6">gde su operandi 8‑bitne neoznačen<text:span text:style-name="T18">e</text:span> vrednosti, a operacije jedan od binarnih logičkih operacija iz skupa [“&amp;”,”|”,”^”] (i,ili, isključivo ili). <text:span text:style-name="T18">Mora minimalno biti dva operanda i jedna operacija između njih, dok se iza toga može nalaziti proizvoljan broj dodatnh operacija i opranada. Smatrati da će se između nizova znakova koji čine operande i operacije nalaziti tačno jedan razmak i da će broj takvih nizova znakova uvek biti neparan. Takođe, smatrati da se na početku i na kraju stringa neće unositi razmaci. Operandi se mogu zadati u dekadnom (npr. 123) ili heksadecimalnom (npr. 0x1f) obliku (“x” za heksadecimalni zapis može biti malo ili veliko slovo).</text:span></text:p>
      <text:p text:style-name="P6"/>
      <text:p text:style-name="P7">Računanje logičkog izraza ide s leva u desno, bez prioriteta operacija. Ukoliko prilikom računanja izraza nije bilo greške, rezultat treba ispisati u oktalnom brojnom sistemu. Ako se desi greška prilikom rada programa, prekinuti njegovo izvršavanje i ispisati poruku o grešci. Ako se desi greška kod prepoznavanja operanda, ispisati string <text:span text:style-name="T11">greska1</text:span>. Ako se desi greska kod prepoznavanja operacije, ispisati string <text:span text:style-name="T11">greska</text:span><text:span text:style-name="T12">2</text:span>. Izlazni kod programa treba da bude <text:span text:style-name="T12">0</text:span> ako greške nije bilo, a <text:span text:style-name="T12">1</text:span> ako jeste.</text:p>
      <text:p text:style-name="P6"/>
      <text:p text:style-name="P11">Primeri korišćenja:</text:p>
      <text:p text:style-name="P12">Unseite logicki izraz: 0xff &amp; 35 ^ 0x67 | 11</text:p>
      <text:p text:style-name="P12">Rezultat: <text:s/>117</text:p>
      <text:p text:style-name="P12"/>
      <text:p text:style-name="P12">Unseite logicki izraz: 123 &amp; 3f</text:p>
      <text:p text:style-name="P12">Greska kod operanda.</text:p>
      <text:p text:style-name="P3"/>
      <text:p text:style-name="P13">Bodovanje zadatka će u velikoj meri zavisiti od procenta uspešnih testova.</text:p>
      <text:p text:style-name="P14">Napomena: ukoliko testovi koji ne treba da izazovu grešku ne prolaze, testovi koji treba da izazovu grešku se ne uzimaju kao validni.</text:p>
      <text:p text:style-name="P10"/>
      <text:p text:style-name="P10">Pored testova koji su unapred dati (automatizovano testiranje sa <text:span text:style-name="T9">./</text:span><text:span text:style-name="T10">t</text:span><text:span text:style-name="T9">estiraj.sh </text:span><text:span text:style-name="T10">zad.S</text:span>), prilikom pregledanja <text:span text:style-name="T16">rešenje</text:span> će se testirati sa još dodatnih testova, te je potrebno testirati i sa drugim ulazima<text:span text:style-name="T16">.</text:span></text:p>
      <text:p text:style-name="P3"><text:soft-page-break/><text:span text:style-name="T16">Napomena: </text:span><text:span text:style-name="T10">t</text:span><text:span text:style-name="T9">estiraj.sh</text:span><text:span text:style-name="T15"> ima smisla pokretati tek kada je zadatak završen.</text:span></text:p>
      <text:p text:style-name="Standard"/>
      <text:p text:style-name="Standard">Za<text:bookmark-start text:name="__DdeLink__728_883297939"/> <text:bookmark-end text:name="__DdeLink__728_883297939"/>kompletno odrađen zadatak se dobija <text:span text:style-name="T15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1T18:26:36.929180338</dc:date>
    <meta:editing-duration>PT2H23M46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72" meta:character-count="3049" meta:non-whitespace-character-count="2599"/>
  </office:meta>
</office:document-meta>
</file>